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V</mi>
      <mrow>
        <mo stretchy="false">(</mo>
        <mrow>
          <msub>
            <mrow>
              <mstyle mathvariant="bold">
                <mrow>
                  <mi>r</mi>
                </mrow>
              </mstyle>
            </mrow>
            <mtext>K</mtext>
          </msub>
          <mi>,</mi>
          <msub>
            <mrow>
              <mstyle mathvariant="bold">
                <mrow>
                  <mi>r</mi>
                </mrow>
              </mstyle>
            </mrow>
            <mtext>e</mtext>
          </msub>
        </mrow>
        <mo stretchy="false">)</mo>
      </mrow>
      <mrow>
        <mi/>
        <mo stretchy="false">≡</mo>
        <mi/>
      </mrow>
      <mi>V</mi>
      <mfenced open="(" close=")">
        <mrow>
          <mrow>
            <mo stretchy="false">∣</mo>
            <mrow>
              <msub>
                <mrow>
                  <mstyle mathvariant="bold">
                    <mrow>
                      <mi>r</mi>
                    </mrow>
                  </mstyle>
                </mrow>
                <mtext>K</mtext>
              </msub>
              <mrow>
                <mi/>
                <mo stretchy="false">−</mo>
                <mi/>
              </mrow>
              <msub>
                <mrow>
                  <mstyle mathvariant="bold">
                    <mrow>
                      <mi>r</mi>
                    </mrow>
                  </mstyle>
                </mrow>
                <mtext>e</mtext>
              </msub>
            </mrow>
            <mo stretchy="false">∣</mo>
          </mrow>
        </mrow>
      </mfenced>
      <mrow>
        <mi/>
        <mo stretchy="false">=</mo>
        <mrow>
          <mi/>
          <mo stretchy="false">−</mo>
          <mi/>
        </mrow>
      </mrow>
      <mfrac>
        <mrow>
          <mi>Z</mi>
          <msup>
            <mi>e</mi>
            <mn>2</mn>
          </msup>
        </mrow>
        <mrow>
          <mn>4</mn>
          <mo stretchy="false">π</mo>
          <msub>
            <mo stretchy="false">ε</mo>
            <mn>0</mn>
          </msub>
          <mrow>
            <mo stretchy="false">∣</mo>
            <mrow>
              <msub>
                <mrow>
                  <mstyle mathvariant="bold">
                    <mrow>
                      <mi>r</mi>
                    </mrow>
                  </mstyle>
                </mrow>
                <mtext>K</mtext>
              </msub>
              <mrow>
                <mi/>
                <mo stretchy="false">−</mo>
                <mi/>
              </mrow>
              <msub>
                <mrow>
                  <mstyle mathvariant="bold">
                    <mrow>
                      <mi>r</mi>
                    </mrow>
                  </mstyle>
                </mrow>
                <mtext>e</mtext>
              </msub>
            </mrow>
            <mo stretchy="false">∣</mo>
          </mrow>
        </mrow>
      </mfrac>
    </mrow>
    <annotation encoding="StarMath 5.0">V ({bold r} _"K" , {bold r} _"e") ~equiv~ 
V left ( 
 lline 
  {bold r} _"K" ~-~ {bold r} _"e" 
 rline 
right ) ~=~ 
- ` {Z e ^2} over {4 %pi %ivarepsilon _0 
 lline 
  {bold r} _"K" ~-~ {bold r} _"e" 
 rline 
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1:30:11.658000000</meta:creation-date>
    <meta:generator>LibreOffice/4.1.4.2$Windows_x86 LibreOffice_project/0a0440ccc0227ad9829de5f46be37cfb6edcf72</meta:generator>
  </office:meta>
</office:document-meta>
</file>